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17-03-30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17-01-27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16-09-23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16-06-29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15-06-25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15-04-10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14-09-18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14-06-25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14-03-14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13-12-13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13-09-19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12-12-11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12-09-20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12-03-01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11-12-13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11-06-16 0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11-03-16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10-12-10 2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10-09-09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10-06-08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10-03-04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9-12-09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9-08-25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9-03-19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8-12-04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8-09-04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8-06-05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8-03-05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7-12-05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7-09-05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7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7-03-16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6-12-05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6-09-12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6-06-02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6-03-02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5-12-01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5-09-01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5-06-02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5-03-02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4-11-02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4-09-01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4-07-01 0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4-05-05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4-03-02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3-12-31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3-10-29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3-09-04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3-06-26 2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3-04-23 2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3-02-26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2-12-31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2-10-30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2-08-27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2-06-19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2-04-25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2-02-21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1-12-07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1-10-17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1-08-17 0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1-06-14 0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1-04-24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0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0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0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2000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1999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1999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1999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1999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1999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1999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1999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1999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1999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1999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1999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1998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1998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858122322801</text:p>
          </table:table-cell>
          <table:table-cell office:value-type="string" calcext:value-type="string">
            <text:p>1996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41" meta:object-count="0"/>
    <meta:user-defined meta:name="AppVersion">3.0</meta:user-defined>
  </office:meta>
</office:document-meta>
</file>